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33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3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43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75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70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942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_20_2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7pt"/>
    </style:style>
    <style:style style:name="P4" style:family="paragraph">
      <style:paragraph-properties fo:margin-left="0cm" fo:margin-right="0cm" fo:text-align="center" fo:text-indent="0cm"/>
      <style:text-properties fo:font-size="8pt"/>
    </style:style>
    <style:style style:name="P5" style:family="paragraph">
      <style:paragraph-properties fo:margin-left="0cm" fo:margin-right="0cm" fo:text-align="start" fo:text-indent="0cm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6" draw:layer="layout" svg:width="0.635cm" svg:height="0.635cm" svg:x="5.48cm" svg:y="23.2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5">
          <draw:g>
            <draw:path draw:style-name="gr2" draw:text-style-name="P1" draw:layer="layout" svg:width="1.906cm" svg:height="1.271cm" svg:x="4.844cm" svg:y="21.29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4.845cm" svg:y="20.974cm" svg:viewBox="0 0 726 320" svg:d="m0 0c241 0 482 0 725 0 0 106 0 212 0 319-241 0-482 0-725 0 0-106 0-212 0-319z">
              <text:p/>
            </draw:path>
            <draw:frame draw:style-name="gr3" draw:text-style-name="P2" draw:layer="layout" svg:width="1.905cm" svg:height="1.204cm" svg:x="4.845cm" svg:y="21.292cm">
              <draw:text-box>
                <text:p text:style-name="P2">Java1.4 Frontend</text:p>
              </draw:text-box>
            </draw:frame>
          </draw:g>
        </draw:g>
        <draw:g draw:id="id7">
          <draw:path draw:style-name="gr2" draw:text-style-name="P1" draw:layer="layout" svg:width="1.906cm" svg:height="1.271cm" svg:x="8.02cm" svg:y="21.289cm" svg:viewBox="0 0 1907 1272" svg:d="m0 0c635 0 1270 0 1906 0 0 423 0 846 0 1271-635 0-1270 0-1906 0 0-423 0-846 0-1271z">
            <text:p/>
          </draw:path>
          <draw:path draw:style-name="gr2" draw:text-style-name="P1" draw:layer="layout" svg:width="0.725cm" svg:height="0.319cm" svg:x="8.021cm" svg:y="20.971cm" svg:viewBox="0 0 726 320" svg:d="m0 0c241 0 482 0 725 0 0 106 0 212 0 319-241 0-482 0-725 0 0-106 0-212 0-319z">
            <text:p/>
          </draw:path>
          <draw:frame draw:style-name="gr4" draw:text-style-name="P2" draw:layer="layout" svg:width="1.905cm" svg:height="0.903cm" svg:x="8.021cm" svg:y="21.29cm">
            <draw:text-box>
              <text:p text:style-name="P2">Java1.4 Backend</text:p>
            </draw:text-box>
          </draw:frame>
        </draw:g>
        <draw:g draw:id="id9">
          <draw:g>
            <draw:path draw:style-name="gr2" draw:text-style-name="P1" draw:layer="layout" svg:width="1.906cm" svg:height="1.271cm" svg:x="4.844cm" svg:y="25.0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4.845cm" svg:y="24.684cm" svg:viewBox="0 0 726 320" svg:d="m0 0c241 0 482 0 725 0 0 106 0 212 0 319-241 0-482 0-725 0 0-106 0-212 0-319z">
              <text:p/>
            </draw:path>
            <draw:frame draw:style-name="gr5" draw:text-style-name="P2" draw:layer="layout" svg:width="1.905cm" svg:height="1.204cm" svg:x="4.845cm" svg:y="25.002cm">
              <draw:text-box>
                <text:p text:style-name="P2">Java1.5 Frontend</text:p>
              </draw:text-box>
            </draw:frame>
          </draw:g>
        </draw:g>
        <draw:g draw:id="id11">
          <draw:g>
            <draw:path draw:style-name="gr2" draw:text-style-name="P1" draw:layer="layout" svg:width="1.906cm" svg:height="1.271cm" svg:x="8.02cm" svg:y="25.0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8.021cm" svg:y="24.684cm" svg:viewBox="0 0 726 320" svg:d="m0 0c241 0 482 0 725 0 0 106 0 212 0 319-241 0-482 0-725 0 0-106 0-212 0-319z">
              <text:p/>
            </draw:path>
            <draw:frame draw:style-name="gr6" draw:text-style-name="P2" draw:layer="layout" svg:width="1.905cm" svg:height="1.055cm" svg:x="8.021cm" svg:y="25.002cm">
              <draw:text-box>
                <text:p text:style-name="P2">Java1.5 Backend</text:p>
              </draw:text-box>
            </draw:frame>
          </draw:g>
        </draw:g>
        <draw:custom-shape draw:style-name="gr1" draw:text-style-name="P1" draw:id="id8" draw:layer="layout" svg:width="0.635cm" svg:height="0.635cm" svg:x="8.655cm" svg:y="23.2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4" draw:layer="layout" svg:width="0.635cm" svg:height="0.635cm" svg:x="2.305cm" svg:y="23.2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3">
          <draw:g>
            <draw:path draw:style-name="gr2" draw:text-style-name="P1" draw:layer="layout" svg:width="1.906cm" svg:height="1.271cm" svg:x="1.669cm" svg:y="21.29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67cm" svg:y="20.974cm" svg:viewBox="0 0 726 320" svg:d="m0 0c241 0 482 0 725 0 0 106 0 212 0 319-241 0-482 0-725 0 0-106 0-212 0-319z">
              <text:p/>
            </draw:path>
            <draw:frame draw:style-name="gr7" draw:text-style-name="P2" draw:layer="layout" svg:width="1.905cm" svg:height="1.005cm" svg:x="1.67cm" svg:y="21.292cm">
              <draw:text-box>
                <text:p text:style-name="P2">Java1.4 AST</text:p>
              </draw:text-box>
            </draw:frame>
          </draw:g>
        </draw:g>
        <draw:g draw:id="id10">
          <draw:g>
            <draw:path draw:style-name="gr2" draw:text-style-name="P1" draw:layer="layout" svg:width="1.906cm" svg:height="1.271cm" svg:x="1.669cm" svg:y="25.0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67cm" svg:y="24.684cm" svg:viewBox="0 0 726 320" svg:d="m0 0c241 0 482 0 725 0 0 106 0 212 0 319-241 0-482 0-725 0 0-106 0-212 0-319z">
              <text:p/>
            </draw:path>
            <draw:frame draw:style-name="gr6" draw:text-style-name="P2" draw:layer="layout" svg:width="1.905cm" svg:height="1.055cm" svg:x="1.67cm" svg:y="25.002cm">
              <draw:text-box>
                <text:p text:style-name="P2">Java1.5 AST</text:p>
              </draw:text-box>
            </draw:frame>
          </draw:g>
        </draw:g>
        <draw:g draw:id="id1">
          <draw:g>
            <draw:path draw:style-name="gr2" draw:text-style-name="P1" draw:layer="layout" svg:width="1.906cm" svg:height="1.271cm" svg:x="1.67cm" svg:y="17.798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671cm" svg:y="17.48cm" svg:viewBox="0 0 726 320" svg:d="m0 0c241 0 482 0 725 0 0 106 0 212 0 319-241 0-482 0-725 0 0-106 0-212 0-319z">
              <text:p/>
            </draw:path>
            <draw:frame draw:style-name="gr8" draw:text-style-name="P3" draw:layer="layout" svg:width="1.905cm" svg:height="1.242cm" svg:x="1.671cm" svg:y="17.798cm">
              <draw:text-box>
                <text:p text:style-name="P3">JastAdd Framework AST</text:p>
              </draw:text-box>
            </draw:frame>
          </draw:g>
        </draw:g>
        <draw:custom-shape draw:style-name="gr1" draw:text-style-name="P1" draw:id="id2" draw:layer="layout" svg:width="0.635cm" svg:height="0.635cm" svg:x="2.305cm" svg:y="19.60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2.623cm" svg:y1="19.069cm" svg:x2="2.622cm" svg:y2="19.604cm" draw:start-shape="id1" draw:start-glue-point="2" draw:end-shape="id2" draw:end-glue-point="4">
          <text:p/>
        </draw:connector>
        <draw:connector draw:style-name="gr9" draw:text-style-name="P1" draw:layer="layout" svg:x1="2.622cm" svg:y1="22.563cm" svg:x2="2.622cm" svg:y2="23.214cm" draw:start-shape="id3" draw:start-glue-point="2" draw:end-shape="id4" draw:end-glue-point="4">
          <text:p/>
        </draw:connector>
        <draw:connector draw:style-name="gr9" draw:text-style-name="P1" draw:layer="layout" svg:x1="5.797cm" svg:y1="22.563cm" svg:x2="5.797cm" svg:y2="23.214cm" draw:start-shape="id5" draw:start-glue-point="2" draw:end-shape="id6" draw:end-glue-point="4">
          <text:p/>
        </draw:connector>
        <draw:connector draw:style-name="gr9" draw:text-style-name="P1" draw:layer="layout" svg:x1="8.973cm" svg:y1="22.56cm" svg:x2="8.972cm" svg:y2="23.214cm" draw:start-shape="id7" draw:start-glue-point="2" draw:end-shape="id8" draw:end-glue-point="4">
          <text:p/>
        </draw:connector>
        <draw:connector draw:style-name="gr10" draw:text-style-name="P1" draw:layer="layout" svg:x1="4.844cm" svg:y1="21.768cm" svg:x2="3.575cm" svg:y2="21.768cm" draw:start-shape="id5" draw:start-glue-point="3" draw:end-shape="id3" draw:end-glue-point="1">
          <text:p/>
        </draw:connector>
        <draw:connector draw:style-name="gr10" draw:text-style-name="P1" draw:layer="layout" svg:x1="4.844cm" svg:y1="25.478cm" svg:x2="3.575cm" svg:y2="25.478cm" draw:start-shape="id9" draw:start-glue-point="3" draw:end-shape="id10" draw:end-glue-point="1">
          <text:p/>
        </draw:connector>
        <draw:connector draw:style-name="gr10" draw:text-style-name="P1" draw:layer="layout" svg:x1="8.02cm" svg:y1="25.478cm" svg:x2="6.75cm" svg:y2="25.478cm" draw:start-shape="id11" draw:start-glue-point="3" draw:end-shape="id9">
          <text:p/>
        </draw:connector>
        <draw:connector draw:style-name="gr10" draw:text-style-name="P1" draw:layer="layout" svg:x1="8.02cm" svg:y1="21.765cm" svg:x2="6.75cm" svg:y2="21.768cm" draw:start-shape="id7" draw:start-glue-point="3" draw:end-shape="id5">
          <text:p/>
        </draw:connector>
        <draw:connector draw:style-name="gr10" draw:text-style-name="P1" draw:layer="layout" draw:line-skew="0.769cm 7.169cm -0.769cm" svg:x1="9.926cm" svg:y1="21.765cm" svg:x2="1.669cm" svg:y2="21.768cm" draw:start-shape="id7" draw:start-glue-point="1" draw:end-shape="id3" draw:end-glue-point="3">
          <text:p/>
        </draw:connector>
        <draw:connector draw:style-name="gr10" draw:text-style-name="P1" draw:layer="layout" draw:line-skew="0cm 0cm -0.134cm" svg:x1="9.926cm" svg:y1="25.478cm" svg:x2="1.669cm" svg:y2="25.478cm" draw:start-shape="id11" draw:start-glue-point="1" draw:end-shape="id10" draw:end-glue-point="3">
          <text:p/>
        </draw:connector>
        <draw:line draw:style-name="gr9" draw:text-style-name="P1" draw:layer="layout" svg:x1="2.611cm" svg:y1="20.239cm" svg:x2="2.611cm" svg:y2="21.292cm">
          <text:p/>
        </draw:line>
        <draw:line draw:style-name="gr9" draw:text-style-name="P1" draw:layer="layout" svg:x1="2.629cm" svg:y1="23.849cm" svg:x2="2.629cm" svg:y2="25.002cm">
          <text:p/>
        </draw:line>
        <draw:line draw:style-name="gr9" draw:text-style-name="P1" draw:layer="layout" svg:x1="5.811cm" svg:y1="23.849cm" svg:x2="5.811cm" svg:y2="25.002cm">
          <text:p/>
        </draw:line>
        <draw:line draw:style-name="gr9" draw:text-style-name="P1" draw:layer="layout" svg:x1="8.993cm" svg:y1="23.849cm" svg:x2="8.993cm" svg:y2="25.002cm">
          <text:p/>
        </draw:line>
        <draw:rect draw:style-name="gr11" draw:text-style-name="P1" draw:layer="layout" svg:width="11.629cm" svg:height="10.804cm" svg:x="0cm" svg:y="17.136cm">
          <text:p/>
        </draw:rect>
        <draw:connector draw:style-name="gr12" draw:text-style-name="P1" draw:layer="layout" svg:x1="9.583cm" svg:y1="17.936cm" svg:x2="8.676cm" svg:y2="17.936cm">
          <text:p/>
        </draw:connector>
        <draw:frame draw:style-name="gr13" draw:text-style-name="P4" draw:layer="layout" svg:width="1.905cm" svg:height="0.635cm" svg:x="9.239cm" svg:y="17.611cm">
          <draw:text-box>
            <text:p text:style-name="P4"><text:span text:style-name="T1">import</text:span></text:p>
          </draw:text-box>
        </draw:frame>
        <draw:custom-shape draw:style-name="gr1" draw:text-style-name="P1" draw:layer="layout" svg:width="0.635cm" svg:height="0.635cm" svg:x="8.896cm" svg:y="18.631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4" draw:layer="layout" svg:width="1.911cm" svg:height="0.635cm" svg:x="9.525cm" svg:y="18.631cm">
          <draw:text-box>
            <text:p text:style-name="P5"><text:span text:style-name="T1">ext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2" draw:display-name="Fine Dashed 2" draw:style="rect" draw:dots1="1" draw:dots1-length="0.305cm" draw:dots2="1" draw:dots2-length="0.305cm" draw:distance="0.30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8-10-03T14:11:14</meta:creation-date>
    <dc:date>2008-10-03T15:26:31</dc:date>
    <meta:print-date>2008-10-03T15:10:16</meta:print-date>
    <dc:language>en-US</dc:language>
    <meta:editing-cycles>11</meta:editing-cycles>
    <meta:editing-duration>PT59M44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